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1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CRISTIAN VER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MARCAVILLACA ALVAREZ, RAU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EM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2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MARCAVILLACA ALVAREZ, RAU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OCHOA PALMA, JENNY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40381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57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0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0:4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1T21:26:27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